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3.1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cm" svg:height="1.1cm" svg:x="3.8cm" svg:y="2.4cm">
          <text:p text:style-name="P1">Satellit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cm" svg:height="1.1cm" svg:x="3.8cm" svg:y="5.1cm">
          <text:p text:style-name="P1">Ship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cm" svg:height="1.5cm" svg:x="3cm" svg:y="11.1cm">
          <text:p text:style-name="P1">Laser Transcei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4cm" svg:height="1.6cm" svg:x="2.9cm" svg:y="14.5cm">
          <text:p text:style-name="P1">WiFi Access Poin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cm" svg:height="1.1cm" svg:x="3.8cm" svg:y="17.8cm">
          <text:p text:style-name="P1">Smartphon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6cm" svg:y1="3.5cm" svg:x2="5.6cm" svg:y2="5.1cm" draw:start-shape="id1" draw:start-glue-point="2" draw:end-shape="id2" draw:end-glue-point="0" svg:d="M5600 3500v1600" svg:viewBox="0 0 1 1601">
          <text:p/>
        </draw:connector>
        <draw:connector draw:style-name="gr4" draw:text-style-name="P2" draw:layer="layout" svg:x1="5.6cm" svg:y1="6.2cm" svg:x2="5.6cm" svg:y2="7.7cm" draw:start-shape="id2" draw:start-glue-point="2" draw:end-shape="id3" draw:end-glue-point="0" svg:d="M5600 6200v1500" svg:viewBox="0 0 1 1501">
          <text:p/>
        </draw:connector>
        <draw:connector draw:style-name="gr4" draw:text-style-name="P2" draw:layer="layout" svg:x1="5.6cm" svg:y1="9.2cm" svg:x2="5.6cm" svg:y2="11.1cm" draw:start-shape="id3" draw:start-glue-point="2" draw:end-shape="id4" draw:end-glue-point="0" svg:d="M5600 9200v1900" svg:viewBox="0 0 1 1901">
          <text:p/>
        </draw:connector>
        <draw:connector draw:style-name="gr4" draw:text-style-name="P2" draw:layer="layout" svg:x1="5.6cm" svg:y1="12.6cm" svg:x2="5.6cm" svg:y2="14.5cm" draw:start-shape="id4" draw:start-glue-point="2" draw:end-shape="id5" draw:end-glue-point="0" svg:d="M5600 12600v1900" svg:viewBox="0 0 1 1901">
          <text:p/>
        </draw:connector>
        <draw:connector draw:style-name="gr4" draw:text-style-name="P2" draw:layer="layout" svg:x1="5.6cm" svg:y1="16.1cm" svg:x2="5.6cm" svg:y2="17.8cm" draw:start-shape="id5" draw:start-glue-point="2" draw:end-shape="id6" draw:end-glue-point="0" svg:d="M5600 16100v1700" svg:viewBox="0 0 1 1701">
          <text:p/>
        </draw:connector>
        <draw:custom-shape draw:style-name="gr2" draw:text-style-name="P1" xml:id="id3" draw:id="id3" draw:layer="layout" svg:width="5.2cm" svg:height="1.5cm" svg:x="3cm" svg:y="7.7cm">
          <text:p text:style-name="P1">Laser Transceiv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28:51.691470709</meta:creation-date>
    <dc:date>2019-07-10T13:32:09.777285772</dc:date>
    <meta:editing-duration>PT12S</meta:editing-duration>
    <meta:editing-cycles>1</meta:editing-cycles>
    <meta:document-statistic meta:object-count="11"/>
    <meta:generator>LibreOffice/6.1.6.3$Linux_X86_64 LibreOffice_project/10$Build-3</meta:generator>
  </office:meta>
</office:document-meta>
</file>